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06cm" fo:min-width="4.2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3cm"/>
      <style:paragraph-properties style:writing-mode="lr-tb"/>
    </style:style>
    <style:style style:name="gr3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5cm" svg:height="2.5cm" svg:x="3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.5cm" svg:x="9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.5cm" svg:x="15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5cm" svg:height="3.323cm" svg:x="4cm" svg:y="3.177cm">
          <draw:text-box>
            <text:p/>
            <text:p text:style-name="P2">PD supervised cassification model</text:p>
            <text:p text:style-name="P2"/>
            <text:p text:style-name="P2"/>
            <text:p text:style-name="P2">Logistic Regresion</text:p>
          </draw:text-box>
        </draw:frame>
        <draw:frame draw:style-name="gr2" draw:text-style-name="P3" draw:layer="layout" svg:width="4.5cm" svg:height="3.323cm" svg:x="10cm" svg:y="3.177cm">
          <draw:text-box>
            <text:p/>
            <text:p text:style-name="P2">EAD supervised cassification model</text:p>
            <text:p text:style-name="P2"/>
            <text:p text:style-name="P2"/>
            <text:p text:style-name="P2"><text:s text:c="6"/>LightGBM</text:p>
          </draw:text-box>
        </draw:frame>
        <draw:frame draw:style-name="gr2" draw:text-style-name="P3" draw:layer="layout" svg:width="4.5cm" svg:height="3.323cm" svg:x="16cm" svg:y="3.177cm">
          <draw:text-box>
            <text:p/>
            <text:p text:style-name="P2">LGD supervised cassification model</text:p>
            <text:p text:style-name="P2"/>
            <text:p text:style-name="P2"/>
            <text:p text:style-name="P4"><text:s text:c="6"/>LightGBM</text:p>
          </draw:text-box>
        </draw:frame>
        <draw:custom-shape draw:style-name="gr1" draw:text-style-name="P1" draw:layer="layout" svg:width="5cm" svg:height="2.5cm" svg:x="9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cm" svg:height="3.323cm" svg:x="9.5cm" svg:y="10.177cm">
          <draw:text-box>
            <text:p/>
            <text:p text:style-name="P2"><text:s text:c="2"/>Expected Loss (EL)</text:p>
          </draw:text-box>
        </draw:frame>
        <draw:line draw:style-name="gr3" draw:text-style-name="P5" draw:layer="layout" svg:x1="12cm" svg:y1="7cm" svg:x2="12cm" svg:y2="9.5cm">
          <text:p/>
        </draw:line>
        <draw:line draw:style-name="gr4" draw:text-style-name="P5" draw:layer="layout" svg:x1="18cm" svg:y1="7cm" svg:x2="12cm" svg:y2="9.483cm">
          <text:p/>
        </draw:line>
        <draw:line draw:style-name="gr3" draw:text-style-name="P5" draw:layer="layout" svg:x1="6.5cm" svg:y1="7cm" svg:x2="12cm" svg:y2="9.5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draw:style-name="gr6" draw:layer="layout" svg:width="12.353cm" svg:height="1.089cm" svg:x="3.91cm" svg:y="7.91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draw:style-name="gr6" draw:layer="layout" svg:width="6.69cm" svg:height="1.089cm" svg:x="3.81cm" svg:y="9.41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12.353cm" svg:height="1.089cm" svg:x="3.647cm" svg:y="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7cm" svg:stroke-color="#000000" draw:marker-start-width="0.31cm" draw:marker-start-center="false" draw:marker-end-width="0.31cm" draw:marker-end-center="false" draw:fill="solid" draw:fill-color="#ccccc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Normal" style:font-family-generic="swiss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14T17:27:10.953000000</dc:date>
    <meta:editing-duration>PT8M7S</meta:editing-duration>
    <meta:editing-cycles>1</meta:editing-cycles>
    <meta:document-statistic meta:object-count="43"/>
    <meta:generator>LibreOffice/7.2.4.1$Windows_X86_64 LibreOffice_project/27d75539669ac387bb498e35313b970b7fe9c4f9</meta:generator>
  </office:meta>
</office:document-meta>
</file>

<file path=Object 1/content.xml><?xml version="1.0" encoding="utf-8"?>
<math xmlns="http://www.w3.org/1998/Math/MathML" display="block">
  <semantics>
    <mrow>
      <mi mathvariant="italic">Target</mi>
      <mrow>
        <mi mathvariant="italic">EAD</mi>
        <mo stretchy="false">=</mo>
        <mfrac>
          <mrow>
            <mo fence="true" form="prefix" stretchy="false">(</mo>
            <mrow>
              <mrow>
                <mi mathvariant="italic">Amount</mi>
                <mi mathvariant="italic">not</mi>
                <mi mathvariant="italic">recovered</mi>
              </mrow>
            </mrow>
            <mo fence="true" form="postfix" stretchy="false">)</mo>
          </mrow>
          <mrow>
            <mo fence="true" form="prefix" stretchy="false">(</mo>
            <mrow>
              <mrow>
                <mi mathvariant="italic">Amount</mi>
                <mi mathvariant="italic">due</mi>
              </mrow>
            </mrow>
            <mo fence="true" form="postfix" stretchy="false">)</mo>
          </mrow>
        </mfrac>
      </mrow>
    </mrow>
    <annotation encoding="StarMath 5.0">{Target EAD=(Amount not recovered)  over {(Amount due)}}</annotation>
  </semantics>
</math>
</file>

<file path=Object 2/content.xml><?xml version="1.0" encoding="utf-8"?>
<math xmlns="http://www.w3.org/1998/Math/MathML" display="block">
  <semantics>
    <mrow>
      <mi mathvariant="italic">Target</mi>
      <mrow>
        <mi mathvariant="italic">EAD</mi>
        <mo stretchy="false">=</mo>
        <mfrac>
          <mrow>
            <mo fence="true" form="prefix" stretchy="false">(</mo>
            <mrow>
              <mrow>
                <mi mathvariant="italic">Amount</mi>
                <mi mathvariant="italic">not</mi>
                <mi mathvariant="italic">paid</mi>
              </mrow>
            </mrow>
            <mo fence="true" form="postfix" stretchy="false">)</mo>
          </mrow>
          <mrow>
            <mo fence="true" form="prefix" stretchy="false">(</mo>
            <mrow>
              <mrow>
                <mi mathvariant="italic">Loan</mi>
                <mi mathvariant="italic">amount</mi>
              </mrow>
            </mrow>
            <mo fence="true" form="postfix" stretchy="false">)</mo>
          </mrow>
        </mfrac>
        <mo stretchy="false">=</mo>
        <mfrac>
          <mrow>
            <mo fence="true" form="prefix" stretchy="false">(</mo>
            <mrow>
              <mrow>
                <mi mathvariant="italic">Loan</mi>
                <mrow>
                  <mi mathvariant="italic">amount</mi>
                  <mo stretchy="false">−</mo>
                  <mi mathvariant="italic">Amortised</mi>
                </mrow>
                <mi mathvariant="italic">amount</mi>
              </mrow>
            </mrow>
            <mo fence="true" form="postfix" stretchy="false">)</mo>
          </mrow>
          <mrow>
            <mo fence="true" form="prefix" stretchy="false">(</mo>
            <mrow>
              <mrow>
                <mi mathvariant="italic">Loan</mi>
                <mi mathvariant="italic">amount</mi>
              </mrow>
            </mrow>
            <mo fence="true" form="postfix" stretchy="false">)</mo>
          </mrow>
        </mfrac>
      </mrow>
    </mrow>
    <annotation encoding="StarMath 5.0">{Target EAD=(Amount not paid)  over {(Loan amount)} = {(  Loan amount - Amortised amount )} over {(Loan amount)}}</annotation>
  </semantics>
</math>
</file>

<file path=Object 3/content.xml><?xml version="1.0" encoding="utf-8"?>
<math xmlns="http://www.w3.org/1998/Math/MathML" display="block">
  <semantics>
    <mrow>
      <mi mathvariant="italic">Target</mi>
      <mrow>
        <mi mathvariant="italic">EAD</mi>
        <mo stretchy="false">=</mo>
        <mfrac>
          <mrow>
            <mo fence="true" form="prefix" stretchy="false">(</mo>
            <mrow>
              <mrow>
                <mi mathvariant="italic">Amount</mi>
                <mi mathvariant="italic">not</mi>
                <mi mathvariant="italic">paid</mi>
              </mrow>
            </mrow>
            <mo fence="true" form="postfix" stretchy="false">)</mo>
          </mrow>
          <mrow>
            <mo fence="true" form="prefix" stretchy="false">(</mo>
            <mrow>
              <mrow>
                <mi mathvariant="italic">Loan</mi>
                <mi mathvariant="italic">amount</mi>
              </mrow>
            </mrow>
            <mo fence="true" form="postfix" stretchy="false">)</mo>
          </mrow>
        </mfrac>
        <mo stretchy="false">=</mo>
        <mfrac>
          <mrow>
            <mo fence="true" form="prefix" stretchy="false">(</mo>
            <mrow>
              <mrow>
                <mi mathvariant="italic">Loan</mi>
                <mrow>
                  <mi mathvariant="italic">amount</mi>
                  <mo stretchy="false">−</mo>
                  <mi mathvariant="italic">Amortised</mi>
                </mrow>
                <mi mathvariant="italic">amount</mi>
              </mrow>
            </mrow>
            <mo fence="true" form="postfix" stretchy="false">)</mo>
          </mrow>
          <mrow>
            <mo fence="true" form="prefix" stretchy="false">(</mo>
            <mrow>
              <mrow>
                <mi mathvariant="italic">Loan</mi>
                <mi mathvariant="italic">amount</mi>
              </mrow>
            </mrow>
            <mo fence="true" form="postfix" stretchy="false">)</mo>
          </mrow>
        </mfrac>
      </mrow>
    </mrow>
    <annotation encoding="StarMath 5.0">{Target EAD=(Amount not paid)  over {(Loan amount)} = {(  Loan amount - Amortised amount )} over {(Loan amount)}}</annotation>
  </semantics>
</math>
</file>